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-color="#dddddd" draw:textarea-horizontal-align="justify" draw:textarea-vertical-align="middle" draw:auto-grow-height="false" fo:min-height="0.45cm" fo:min-width="0.4cm"/>
    </style:style>
    <style:style style:name="gr2" style:family="graphic" style:parent-style-name="standard">
      <style:graphic-properties svg:stroke-color="#dddddd" draw:fill-color="#dddddd" draw:textarea-horizontal-align="justify" draw:textarea-vertical-align="middle" draw:auto-grow-height="false" fo:min-height="0.45cm" fo:min-width="0.5cm"/>
    </style:style>
    <style:style style:name="gr3" style:family="graphic" style:parent-style-name="standard">
      <style:graphic-properties draw:textarea-horizontal-align="justify" draw:textarea-vertical-align="middle" draw:auto-grow-height="false" fo:min-height="0.528cm" fo:min-width="0.3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-33% 58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cm" svg:height="0.7cm" svg:x="2.3cm" svg:y="9.7cm">
          <text:p text:style-name="P1"><text:span text:style-name="T1">X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7cm" svg:x="2.3cm" svg:y="8cm">
          <text:p text:style-name="P1"><text:span text:style-name="T1">X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cm" svg:height="0.7cm" svg:x="2.3cm" svg:y="11.8cm">
          <text:p text:style-name="P1"><text:span text:style-name="T1">X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7cm" svg:x="2.3cm" svg:y="16.7cm">
          <text:p text:style-name="P1"><text:span text:style-name="T1">X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cm" svg:height="1.1cm" svg:x="13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1cm" svg:x="10.101cm" svg:y="1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1cm" svg:x="10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1cm" svg:x="10.101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1cm" svg:x="6.20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1cm" svg:x="6.201cm" svg:y="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1cm" svg:x="6.2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1cm" svg:x="6.201cm" svg:y="1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1cm" svg:x="13.701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1cm" svg:x="13.801cm" svg:y="1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1cm" svg:x="13.5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1cm" svg:x="17.5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1cm" svg:x="17.502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1.1cm" svg:x="17.602cm" svg:y="1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3.2cm" svg:y1="8.3cm" svg:x2="6.4cm" svg:y2="6.8cm">
          <text:p/>
        </draw:line>
        <draw:line draw:style-name="gr4" draw:text-style-name="P3" draw:layer="layout" svg:x1="3.2cm" svg:y1="8.3cm" svg:x2="6.4cm" svg:y2="8.9cm">
          <text:p/>
        </draw:line>
        <draw:line draw:style-name="gr4" draw:text-style-name="P3" draw:layer="layout" svg:x1="3.2cm" svg:y1="8.3cm" svg:x2="6.4cm" svg:y2="11.6cm">
          <text:p/>
        </draw:line>
        <draw:line draw:style-name="gr4" draw:text-style-name="P3" draw:layer="layout" svg:x1="3.2cm" svg:y1="8.3cm" svg:x2="6.6cm" svg:y2="17.6cm">
          <text:p/>
        </draw:line>
        <draw:line draw:style-name="gr4" draw:text-style-name="P3" draw:layer="layout" svg:x1="3.2cm" svg:y1="9.9cm" svg:x2="6.4cm" svg:y2="9cm">
          <text:p/>
        </draw:line>
        <draw:line draw:style-name="gr4" draw:text-style-name="P3" draw:layer="layout" svg:x1="3.2cm" svg:y1="9.9cm" svg:x2="6.2cm" svg:y2="7.2cm">
          <text:p/>
        </draw:line>
        <draw:line draw:style-name="gr4" draw:text-style-name="P3" draw:layer="layout" svg:x1="3.2cm" svg:y1="9.9cm" svg:x2="6.4cm" svg:y2="11.7cm">
          <text:p/>
        </draw:line>
        <draw:line draw:style-name="gr4" draw:text-style-name="P3" draw:layer="layout" svg:x1="3.2cm" svg:y1="9.9cm" svg:x2="6.6cm" svg:y2="17.6cm">
          <text:p/>
        </draw:line>
        <draw:line draw:style-name="gr4" draw:text-style-name="P3" draw:layer="layout" svg:x1="3.2cm" svg:y1="12.1cm" svg:x2="6.3cm" svg:y2="7.3cm">
          <text:p/>
        </draw:line>
        <draw:line draw:style-name="gr4" draw:text-style-name="P3" draw:layer="layout" svg:x1="3.2cm" svg:y1="12.1cm" svg:x2="6.2cm" svg:y2="9.3cm">
          <text:p/>
        </draw:line>
        <draw:line draw:style-name="gr4" draw:text-style-name="P3" draw:layer="layout" svg:x1="3.2cm" svg:y1="12.1cm" svg:x2="6.2cm" svg:y2="12cm">
          <text:p/>
        </draw:line>
        <draw:line draw:style-name="gr4" draw:text-style-name="P3" draw:layer="layout" svg:x1="3.2cm" svg:y1="12.1cm" svg:x2="6.4cm" svg:y2="17.7cm">
          <text:p/>
        </draw:line>
        <draw:line draw:style-name="gr4" draw:text-style-name="P3" draw:layer="layout" svg:x1="3.3cm" svg:y1="16.9cm" svg:x2="6.2cm" svg:y2="7.4cm">
          <text:p/>
        </draw:line>
        <draw:line draw:style-name="gr4" draw:text-style-name="P3" draw:layer="layout" svg:x1="3.3cm" svg:y1="16.9cm" svg:x2="6.2cm" svg:y2="9.4cm">
          <text:p/>
        </draw:line>
        <draw:line draw:style-name="gr4" draw:text-style-name="P3" draw:layer="layout" svg:x1="3.3cm" svg:y1="16.9cm" svg:x2="6.4cm" svg:y2="12.6cm">
          <text:p/>
        </draw:line>
        <draw:line draw:style-name="gr4" draw:text-style-name="P3" draw:layer="layout" svg:x1="3.3cm" svg:y1="16.9cm" svg:x2="6.2cm" svg:y2="18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20:17:55.529000000</meta:creation-date>
    <dc:date>2018-01-30T20:29:21.868000000</dc:date>
    <meta:editing-duration>PT11M25S</meta:editing-duration>
    <meta:editing-cycles>2</meta:editing-cycles>
    <meta:generator>LibreOffice/5.3.7.2$Windows_X86_64 LibreOffice_project/6b8ed514a9f8b44d37a1b96673cbbdd077e24059</meta:generator>
    <meta:document-statistic meta:object-count="34"/>
  </office:meta>
</office:document-meta>
</file>